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text-underline-type="single"/>
    </style:style>
    <style:style style:family="text" style:name="T2" style:display-name="T2">
      <style:text-properties fo:color="#000000" style:font-name="Liberation Serif" fo:font-size="12pt" fo:language="en" fo:country="PH" fo:font-weight="normal"/>
    </style:style>
    <style:style style:family="text" style:name="T3" style:display-name="T3">
      <style:text-properties style:font-name="Liberation Serif" fo:font-size="12pt" fo:language="en" fo:country="PH" fo:font-weight="normal"/>
    </style:style>
    <style:style style:family="text" style:name="T4" style:display-name="T4">
      <style:text-properties fo:color="#000000" style:font-name="Liberation Serif" fo:font-size="12pt" fo:font-weight="normal"/>
    </style:style>
    <style:style style:family="paragraph" style:name="P2" style:display-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3" style:display-name="P3" style:parent-style-name="Normal">
      <style:text-properties fo:color="#000000" style:font-name="Liberation Serif" fo:font-size="12pt" fo:language="en" fo:country="PH" fo:font-weight="normal"/>
    </style:style>
    <style:style style:family="paragraph" style:name="P4" style:display-name="P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Liberation Serif" fo:font-size="12pt" fo:language="en" fo:country="PH" fo:font-weight="normal"/>
    </style:style>
    <style:style style:family="paragraph" style:name="P5" style:display-name="P5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Liberation Serif" fo:font-size="12pt" fo:font-weight="normal"/>
    </style:style>
    <style:style style:family="paragraph" style:name="P6" style:display-name="P6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Serif" fo:font-size="12pt" fo:language="en" fo:country="PH" fo:font-weight="normal"/>
    </style:style>
    <style:style style:family="paragraph" style:name="P1" style:display-name="P1" style:parent-style-name="Normal"/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tab/><text:tab/><text:tab/><text:tab/><text:tab/><text:tab/>CSC 18 series project<text:tab/><text:tab/><text:tab/><text:tab/></text:p>
        <text:p text:style-name="P1"/>
        <text:p text:style-name="P1"><text:span text:style-name="T1">Charter session:</text:span></text:p>
        <text:p text:style-name="P1"/>
        <text:p text:style-name="P1"><text:span text:style-name="T1">Vision:</text:span></text:p>
        <text:p text:style-name="P1">Enable my. Eskwela users to express their feelings on certain data items existing in my.Eskwela</text:p>
        <text:p text:style-name="P1"/>
        <text:p text:style-name="P1"><text:span text:style-name="T1">Mission:</text:span></text:p>
        <text:p text:style-name="P1">Create another module in my.Eskwela</text:p>
        <text:p text:style-name="P1"/>
        <text:p text:style-name="P1"><text:span text:style-name="T1">Scope:</text:span></text:p>
        <text:p text:style-name="P1">The feelings are only limited to the four basic feelings (happy, sad, angry, surprised)</text:p>
        <text:p text:style-name="P1">General report feelings are based on the four basic feelings.</text:p>
        <text:p text:style-name="P1">The feeling is shared only on Facebook.</text:p>
        <text:p text:style-name="P1">The user cannot change feeling but can add feeling.</text:p>
        <text:p text:style-name="P1"/>
        <text:p text:style-name="P1"><text:span text:style-name="T1">Deliverables:</text:span></text:p>
        <text:p text:style-name="P1">feeling rate, anonymous comments</text:p>
        <text:p text:style-name="P1"/>
        <text:p text:style-name="P1"><text:span text:style-name="T1">Principles:</text:span></text:p>
        <text:p text:style-name="P1">The users convenience is our top priority.</text:p>
        <text:p text:style-name="P1"/>
        <text:p text:style-name="P1"><text:span text:style-name="T1">Features:</text:span></text:p>
        <text:p text:style-name="P1">1.) “Feel” Item</text:p>
        <text:p text:style-name="P1"><text:tab/>Allows a person to express his/her feeling on a data item. A person when rating somebody else should be anonymous.</text:p>
        <text:p text:style-name="P1">2.) Share “Feeling”</text:p>
        <text:p text:style-name="P1"><text:tab/>Allows a person to share the “Feel” rating of a data item.</text:p>
        <text:p text:style-name="P1">3.) Reports of “Feeling”</text:p>
        <text:p text:style-name="P1"><text:tab/>Daily, Weekly, Monthly reports of “Feel” rating</text:p>
        <text:p text:style-name="P1">4.) Anonymous Comments</text:p>
        <text:p text:style-name="P1"><text:tab/>Allow anonymous comments to a person</text:p>
        <text:p text:style-name="P1">5.) “Feel” Item Rating</text:p>
        <text:p text:style-name="P1"><text:tab/>Display the “feel” rating of an item.</text:p>
        <text:p text:style-name="P1">6.) Customize “Feel” Item</text:p>
        <text:p text:style-name="P1"><text:tab/>Allow a person to add a customized “feel”.</text:p>
        <text:p text:style-name="P1"/>
        <text:p text:style-name="P1"><text:span text:style-name="T1">Acceptance Criteria (Feature):</text:span></text:p>
        <text:p text:style-name="P1">1.) “Feel” Item</text:p>
        <text:p text:style-name="P1"><text:tab/>-make sure that the user and data item exists and his/her feeling is recorded</text:p>
        <text:p text:style-name="P1">2.) Share “Feeling”</text:p>
        <text:p text:style-name="P1"><text:tab/>-make sure the user has inputted a feeling for a data item and the feeling is shared</text:p>
        <text:p text:style-name="P1">3.) Reports of “Feeling”</text:p>
        <text:p text:style-name="P1"><text:tab/>-make sure that there is a recorded feeling in that data item and then displays general daily, weekly, monthly “feel” rate</text:p>
        <text:p text:style-name="P1">4.) Anonymous Comments</text:p>
        <text:p text:style-name="P1"><text:tab/>- make sure that the has entered to an anonymous “mode” and their comment will be posted without any of the users identification</text:p>
        <text:p text:style-name="P1">5.) “Feel” Item Rating</text:p>
        <text:p text:style-name="P1"><text:tab/>- make sure that the data item exist and there has been a recorded “feel” on that item and the “feel” rating of the item</text:p>
        <text:p text:style-name="P1">6.) - <text:span text:style-name="T2">make sure that the user and data item exists and his/her newly added customized feeling is recorded</text:span></text:p>
        <text:p text:style-name="P1"/>
        <text:p text:style-name="P1"/>
        <text:p text:style-name="P1"><text:span text:style-name="T1">User Story:</text:span></text:p>
        <text:p text:style-name="P1">-As a user, I want to choose a particular feeling so that I can express my feelings on a certain data item.</text:p>
        <text:p text:style-name="P1">-As a user, I want to comment to a person so that I can show my impression towards that person</text:p>
        <text:p text:style-name="P1">-As a user, I want to view the “feel” rating of an item so that I can know the “feel” rating of other people towards that data item</text:p>
        <text:p text:style-name="P1">-As a user, I want to share my “feel” rating of an item so that other users will know my feeling toward that item</text:p>
        <text:p text:style-name="P1">-As a user, I want to customize my own feeling so that I could clearly express what I feel.</text:p>
        <text:p text:style-name="P1">-As a user, I want to view my general report of my feeling so that I want to view my past feelings.</text:p>
        <text:p text:style-name="P1">-As a user, I want to edit the comment.</text:p>
        <text:p text:style-name="P1">-As a user, I want to delete the comment.</text:p>
        <text:p text:style-name="P1"/>
        <text:p text:style-name="P1"><text:span text:style-name="T1">Use Case:</text:span></text:p>
        <text:p text:style-name="P1">Name: Express Feeling</text:p>
        <text:p text:style-name="P1">Description: Allows a user to convey their feeling </text:p>
        <text:p text:style-name="P1">Actor: User</text:p>
        <text:p text:style-name="P1">Pre-Conditions: User has identification</text:p>
        <text:p text:style-name="P1">Post-Conditions: The person has successfully expressed their feeling and the user’s feeling is recorded</text:p>
        <text:p text:style-name="P1">Main Course:</text:p>
        <text:p text:style-name="P1">1.) Show feelings to the user</text:p>
        <text:p text:style-name="P1">2.) User chooses a feeling from the four basic feelings</text:p>
        <text:p text:style-name="P1">3.) Feeling is recorded<text:tab/></text:p>
        <text:p text:style-name="P1"><text:tab/>Exception(s):</text:p>
        <text:p text:style-name="P1"><text:tab/><text:tab/>2a.) Expired session</text:p>
        <text:p text:style-name="P1"><text:tab/><text:tab/><text:tab/>Verify user identification again</text:p>
        <text:p text:style-name="P1"><text:tab/></text:p>
        <text:p text:style-name="P1"><text:span text:style-name="T2">Name: Share “Feeling"</text:span></text:p>
        <text:p text:style-name="P2"><text:span text:style-name="T3">Description: Allows a user to share their feelings </text:span></text:p>
        <text:p text:style-name="P2"><text:span text:style-name="T3">Actor: User</text:span></text:p>
        <text:p text:style-name="P2"><text:span text:style-name="T3">Pre-Conditions: User has identification and he/she has a recorded feeling</text:span></text:p>
        <text:p text:style-name="P2"><text:span text:style-name="T3">Post-Conditions: Their feeling is successfully shared</text:span></text:p>
        <text:p text:style-name="P2"><text:span text:style-name="T3">Main Course:</text:span></text:p>
        <text:p text:style-name="P2"><text:span text:style-name="T3">1.) The user clicks share button</text:span></text:p>
        <text:p text:style-name="P2"><text:span text:style-name="T3">2.) The feeling is publicly shared in feelings</text:span></text:p>
        <text:p text:style-name="P2"><text:span text:style-name="T3"><text:tab/></text:span><text:span text:style-name="T2">Exception(s):</text:span></text:p>
        <text:p text:style-name="P2"><text:span text:style-name="T2"><text:tab/><text:tab/>1a.) If user is not log-in to Facebook</text:span></text:p>
        <text:p text:style-name="P2"><text:span text:style-name="T2"><text:tab/><text:tab/><text:tab/>The user needs to log-in to Facebook</text:span></text:p>
        <text:p text:style-name="P2"><text:span text:style-name="T2"><text:tab/></text:span><text:span text:style-name="T3">Alternatives(s):</text:span></text:p>
        <text:p text:style-name="P2"><text:span text:style-name="T3"><text:tab/><text:tab/>1b.) If connection is disconnected </text:span></text:p>
        <text:p text:style-name="P2"><text:span text:style-name="T3"><text:tab/><text:tab/><text:tab/>The user cannot post their feeling.</text:span></text:p>
        <text:p text:style-name="P3"/>
        <text:p text:style-name="P3"><text:span text:style-name="T2">Name: “Feeling” Reports</text:span></text:p>
        <text:p text:style-name="P2"><text:span text:style-name="T3">Description: Allows a user to view their general daily, weekly, monthly feelings report </text:span></text:p>
        <text:p text:style-name="P2"><text:span text:style-name="T3">Actor: User</text:span></text:p>
        <text:p text:style-name="P2"><text:span text:style-name="T3">Pre-Conditions: Past “feelings” are recorded</text:span></text:p>
        <text:p text:style-name="P2"><text:span text:style-name="T3">Post-Conditions: The general daily, weekly, monthly is displayed.</text:span></text:p>
        <text:p text:style-name="P2"><text:span text:style-name="T3">Main Course:</text:span></text:p>
        <text:p text:style-name="P2"><text:span text:style-name="T3">1.) The user visits their account.</text:span></text:p>
        <text:p text:style-name="P2"><text:span text:style-name="T3">2.) The user is able to view his “feeling” reports.</text:span></text:p>
        <text:p text:style-name="P2"><text:span text:style-name="T3"><text:tab/></text:span><text:span text:style-name="T2">Exception(s):</text:span></text:p>
        <text:p text:style-name="P2"><text:span text:style-name="T2"><text:tab/><text:tab/>1a.) No “feel” rating yesterday</text:span></text:p>
        <text:p text:style-name="P2"><text:span text:style-name="T2"><text:tab/><text:tab/><text:tab/>The user is able to see “No feelings yesterday”.</text:span></text:p>
        <text:p text:style-name="P2"/>
        <text:p text:style-name="P4"><text:span text:style-name="T2">Name: Comment Anonymously</text:span></text:p>
        <text:p text:style-name="P2"><text:span text:style-name="T3">Description: Allows a user to comment anonymously </text:span></text:p>
        <text:p text:style-name="P2"><text:span text:style-name="T3">Actor: User</text:span></text:p>
        <text:p text:style-name="P2"><text:span text:style-name="T3">Pre-Conditions: User is in anonymous method and the person to be commented exists.</text:span></text:p>
        <text:p text:style-name="P2"><text:span text:style-name="T3">Post-Conditions: The user is able to comment to a person anonymously.</text:span></text:p>
        <text:p text:style-name="P2"><text:span text:style-name="T3">Main Course:</text:span></text:p>
        <text:p text:style-name="P2"><text:span text:style-name="T3">1.) The user inputs comment</text:span></text:p>
        <text:p text:style-name="P2"><text:span text:style-name="T3">2.) The user chooses to be anonymous</text:span></text:p>
        <text:p text:style-name="P2"><text:span text:style-name="T3">3.) The user posts the comment</text:span></text:p>
        <text:p text:style-name="P2"><text:span text:style-name="T3">4.) The comment is saved and posted</text:span></text:p>
        <text:p text:style-name="P2"><text:span text:style-name="T3"><text:tab/></text:span><text:span text:style-name="T2">Exception(s):</text:span></text:p>
        <text:p text:style-name="P2"><text:span text:style-name="T2"><text:tab/><text:tab/>1a.) Session expires</text:span></text:p>
        <text:p text:style-name="P2"><text:span text:style-name="T2"><text:tab/><text:tab/><text:tab/>Verify user identification again</text:span></text:p>
        <text:p text:style-name="P2"><text:span text:style-name="T2"><text:tab/></text:span><text:span text:style-name="T4">Alternatives(s):</text:span></text:p>
        <text:p text:style-name="P2"><text:span text:style-name="T3"><text:tab/><text:tab/>1b.) If connection is disconnected </text:span></text:p>
        <text:p text:style-name="P2"><text:span text:style-name="T3"><text:tab/><text:tab/><text:tab/>The user cannot comment to a person.</text:span></text:p>
        <text:p text:style-name="P4"><text:span text:style-name="T3"><text:tab/></text:span></text:p>
        <text:p text:style-name="P2"/>
        <text:p text:style-name="P2"><text:span text:style-name="T2">Name: “Feel” Rate</text:span></text:p>
        <text:p text:style-name="P2"><text:span text:style-name="T3">Description: Display “feel” rate of a data item </text:span></text:p>
        <text:p text:style-name="P2"><text:span text:style-name="T3">Actor: User</text:span></text:p>
        <text:p text:style-name="P2"><text:span text:style-name="T3">Pre-Conditions: The item has ratings.</text:span></text:p>
        <text:p text:style-name="P2"><text:span text:style-name="T3">Post-Conditions: The rating for the item are displayed</text:span></text:p>
        <text:p text:style-name="P2"><text:span text:style-name="T3">Main Course:</text:span></text:p>
        <text:p text:style-name="P2"><text:span text:style-name="T3">1.) Displays the rating</text:span></text:p>
        <text:p text:style-name="P2"><text:span text:style-name="T3"><text:tab/></text:span><text:span text:style-name="T2">Exception(s):</text:span></text:p>
        <text:p text:style-name="P2"><text:span text:style-name="T2"><text:tab/><text:tab/>1a.) </text:span><text:span text:style-name="T2">No feeling added for this item.</text:span></text:p>
        <text:p text:style-name="P2"><text:span text:style-name="T3"><text:tab/><text:tab/><text:tab/></text:span><text:span text:style-name="T3">No feeling <text:s/>rating displayed.</text:span></text:p>
        <text:p text:style-name="P4"><text:span text:style-name="T3"><text:tab/></text:span></text:p>
        <text:p text:style-name="P2"/>
        <text:p text:style-name="P4"><text:span text:style-name="T2">Name: Customized “Feeling"</text:span></text:p>
        <text:p text:style-name="P2"><text:span text:style-name="T3">Description: Allows a user to create a customized “feel” item. </text:span></text:p>
        <text:p text:style-name="P2"><text:span text:style-name="T3">Actor: User</text:span></text:p>
        <text:p text:style-name="P2"><text:span text:style-name="T3">Pre-Conditions: User has identification</text:span></text:p>
        <text:p text:style-name="P2"><text:span text:style-name="T3">Post-Conditions: The user is able to create a customized “feel".</text:span></text:p>
        <text:p text:style-name="P2"><text:span text:style-name="T3">Main Course:</text:span></text:p>
        <text:p text:style-name="P2"><text:span text:style-name="T3">1.) The user creates a customized feeling</text:span></text:p>
        <text:p text:style-name="P2"><text:span text:style-name="T3">2.) The user chooses which category their feeling leans among the four basic feelings</text:span></text:p>
        <text:p text:style-name="P2"><text:span text:style-name="T3"><text:tab/></text:span></text:p>
        <text:p text:style-name="P2"><text:span text:style-name="T2"><text:tab/>Exception(s):</text:span></text:p>
        <text:p text:style-name="P2"><text:span text:style-name="T2"><text:tab/><text:tab/>1a.) Session expires</text:span></text:p>
        <text:p text:style-name="P2"><text:span text:style-name="T3"><text:tab/><text:tab/><text:tab/>Verify user identification again</text:span></text:p>
        <text:p text:style-name="P2"/>
        <text:p text:style-name="P2"><text:span text:style-name="T3"><text:tab/><text:tab/>1b.) User did not choose category</text:span></text:p>
        <text:p text:style-name="P2"><text:span text:style-name="T3"><text:tab/><text:tab/><text:tab/>Post button is disabled</text:span></text:p>
        <text:p text:style-name="P4"><text:span text:style-name="T3"><text:tab/></text:span></text:p>
        <text:p text:style-name="P4"/>
        <text:p text:style-name="P3"><text:span text:style-name="T2">Name: Edit Comment</text:span></text:p>
        <text:p text:style-name="P2"><text:span text:style-name="T3">Description: Allows a user to edit a comment. </text:span></text:p>
        <text:p text:style-name="P2"><text:span text:style-name="T3">Actor: User</text:span></text:p>
        <text:p text:style-name="P2"><text:span text:style-name="T3">Pre-Conditions: A comment of the user has already exists</text:span></text:p>
        <text:p text:style-name="P2"><text:span text:style-name="T3">Post-Conditions: Successfully edited the comment.</text:span></text:p>
        <text:p text:style-name="P2"><text:span text:style-name="T3">Main Course:</text:span></text:p>
        <text:p text:style-name="P2"><text:span text:style-name="T3">1.) The user edits the comment</text:span></text:p>
        <text:p text:style-name="P2"><text:span text:style-name="T3">2.) The comment is saved and updated</text:span></text:p>
        <text:p text:style-name="P2"><text:span text:style-name="T3"><text:tab/>Exception(s):</text:span></text:p>
        <text:p text:style-name="P2"><text:span text:style-name="T3"><text:tab/><text:tab/>1a.) Session expires</text:span></text:p>
        <text:p text:style-name="P2"><text:span text:style-name="T3"><text:tab/><text:tab/><text:tab/>Verify user identification again</text:span></text:p>
        <text:p text:style-name="P2"><text:span text:style-name="T3"><text:tab/><text:tab/></text:span><text:span text:style-name="T2">Alternatives(s):</text:span></text:p>
        <text:p text:style-name="P2"><text:span text:style-name="T3"><text:tab/><text:tab/>1b.) If connection is disconnected </text:span></text:p>
        <text:p text:style-name="P2"><text:span text:style-name="T3"><text:tab/><text:tab/><text:tab/>The user cannot edit his/her comment to a person.</text:span></text:p>
        <text:p text:style-name="P4"><text:span text:style-name="T3"><text:tab/></text:span></text:p>
        <text:p text:style-name="P3"/>
        <text:p text:style-name="P1"><text:span text:style-name="T2">Name: Delete Comment</text:span></text:p>
        <text:p text:style-name="P2"><text:span text:style-name="T3">Description: Allows a user to create a customized “feel” item. </text:span></text:p>
        <text:p text:style-name="P2"><text:span text:style-name="T3">Actor: User</text:span></text:p>
        <text:p text:style-name="P2"><text:span text:style-name="T3">Pre-Conditions: A comment of the user already exists.</text:span></text:p>
        <text:p text:style-name="P2"><text:span text:style-name="T3">Post-Conditions: Successfully deleted the comment.</text:span></text:p>
        <text:p text:style-name="P2"><text:span text:style-name="T3">Main Course:</text:span></text:p>
        <text:p text:style-name="P2"><text:span text:style-name="T3">1.) The comment is deleted</text:span></text:p>
        <text:p text:style-name="P2"><text:span text:style-name="T3">2.) The comment is deleted comment section is updated</text:span></text:p>
        <text:p text:style-name="P2"><text:span text:style-name="T3"><text:tab/>Exception(s):</text:span></text:p>
        <text:p text:style-name="P2"><text:span text:style-name="T3"><text:tab/><text:tab/>1a.) Session expires</text:span></text:p>
        <text:p text:style-name="P2"><text:span text:style-name="T3"><text:tab/><text:tab/><text:tab/>Verify user identification again</text:span></text:p>
        <text:p text:style-name="P5"><text:span text:style-name="T3"><text:tab/></text:span><text:span text:style-name="T2">Alternatives(s):</text:span></text:p>
        <text:p text:style-name="P6"><text:span text:style-name="T3"><text:tab/><text:tab/>1b.) If connection is disconnected </text:span></text:p>
        <text:p text:style-name="P6"><text:span text:style-name="T3"><text:tab/><text:tab/><text:tab/>The user cannot delete a comment.</text:span></text:p>
        <text:p text:style-name="P6"><text:span text:style-name="T3"><text:tab/><text:tab/></text:span></text:p>
        <text:p text:style-name="P3"/>
        <text:p text:style-name="P1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4-11-29T13:28:26.101298857</meta:creation-date>
    <dc:date>Tue Dec  9 18:39:07 2014
</dc:date>
  </office:meta>
</office:document-meta>
</file>